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ing=input("wpisz wiadomosc do zaszyfrowania \n")</text:p>
      <text:p text:style-name="P2">#file writng is completed</text:p>
      <text:p text:style-name="P2">small_alph = ['a','b','c','d','e','f','g','h','i','j','k','l','m',</text:p>
      <text:p text:style-name="P2"><text:tab/> <text:s text:c="5"/>'n','o','p','q','r','s','t','u','v','w','x','y','z']</text:p>
      <text:p text:style-name="P2">big_alph = ['A','B','C','D','E','F','G','H','I','J','K','L','M',</text:p>
      <text:p text:style-name="P2"><text:tab/> <text:s text:c="3"/>'N','O','P','Q','R','S','T','U','V','W','X','Y','Z']</text:p>
      <text:p text:style-name="P2">key=int(input("wpisz ilosc przesuniecia\n"))</text:p>
      <text:p text:style-name="P2">szyfr=""</text:p>
      <text:p text:style-name="P2">zwykly=""</text:p>
      <text:p text:style-name="P2">#szyfrtekst starts as empty string</text:p>
      <text:p text:style-name="P2">for i in string:</text:p>
      <text:p text:style-name="P2"><text:s text:c="4"/>if i in big_alph:</text:p>
      <text:p text:style-name="P2"><text:s text:c="8"/>szyfr += big_alph[(big_alph.index(i) + key) % len(big_alph)]</text:p>
      <text:p text:style-name="P2"><text:s text:c="4"/>elif i in small_alph:</text:p>
      <text:p text:style-name="P2"><text:s text:c="8"/>szyfr += small_alph[(small_alph.index(i) + key) % len(small_alph)]</text:p>
      <text:p text:style-name="P2"><text:s text:c="4"/>else:</text:p>
      <text:p text:style-name="P2"><text:s text:c="8"/>szyfr += i</text:p>
      <text:p text:style-name="P2">for i in szyfr:</text:p>
      <text:p text:style-name="P2"><text:s text:c="4"/>if i in big_alph:</text:p>
      <text:p text:style-name="P2"><text:s text:c="8"/>zwykly += big_alph[(big_alph.index(i) - key) % len(big_alph)]</text:p>
      <text:p text:style-name="P2"><text:s text:c="4"/>elif i in small_alph:</text:p>
      <text:p text:style-name="P2"><text:s text:c="8"/>zwykly += small_alph[(small_alph.index(i) - key) % len(small_alph)]</text:p>
      <text:p text:style-name="P2"><text:s text:c="4"/>else:</text:p>
      <text:p text:style-name="P2"><text:s text:c="8"/>zwykly+=i</text:p>
      <text:p text:style-name="P1">print("zaszyfrowany tekst:",szyf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22:28:54.48</meta:creation-date>
    <meta:document-statistic meta:table-count="0" meta:image-count="0" meta:object-count="0" meta:page-count="1" meta:paragraph-count="25" meta:word-count="87" meta:character-count="913"/>
    <dc:date>2017-01-25T22:29:21.03</dc:date>
    <meta:editing-duration>PT28S</meta:editing-duration>
    <meta:editing-cycles>1</meta:editing-cycles>
    <meta:generator>OpenOffice/4.1.2$Win32 OpenOffice.org_project/412m3$Build-9782</meta:generator>
  </office:meta>
</office:document-meta>
</file>